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  <style:text-properties officeooo:paragraph-rsid="00193542"/>
    </style:style>
    <style:style style:name="P2" style:family="paragraph" style:parent-style-name="Heading_20_3">
      <style:text-properties officeooo:paragraph-rsid="00193542"/>
    </style:style>
    <style:style style:name="P3" style:family="paragraph" style:parent-style-name="Standard">
      <style:text-properties fo:language="en" fo:country="GB" officeooo:paragraph-rsid="00193542"/>
    </style:style>
    <style:style style:name="P4" style:family="paragraph" style:parent-style-name="Standard">
      <style:text-properties officeooo:paragraph-rsid="00193542"/>
    </style:style>
    <style:style style:name="P5" style:family="paragraph" style:parent-style-name="Заголовок">
      <style:text-properties officeooo:paragraph-rsid="00193542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font-weight="bold" style:font-weight-asian="bold" fo:background-color="#00ff00"/>
    </style:style>
    <style:style style:name="T4" style:family="text">
      <style:text-properties fo:language="en" fo:country="GB" fo:font-weight="bold" officeooo:rsid="00193542" style:font-weight-asian="bold" fo:background-color="#00ff0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fo:background-color="#00ff00"/>
    </style:style>
    <style:style style:name="T8" style:family="text">
      <style:text-properties fo:font-weight="bold" officeooo:rsid="00193542" style:font-weight-asian="bold" fo:background-color="#00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Модуль <text:span text:style-name="T1">func_test.h</text:span></text:h>
      <text:h text:style-name="P2" text:outline-level="3">Метод [название процедуры/функции]</text:h>
      <text:p text:style-name="P5">Тест №[номер теста]</text:p>
      <text:p text:style-name="P4"><text:span text:style-name="T5">Цель:</text:span> [цель теста]</text:p>
      <text:p text:style-name="P4"><text:span text:style-name="T5">Тип:</text:span> [тип теста]</text:p>
      <text:p text:style-name="P4"><text:span text:style-name="T5">Входные данные:</text:span> [примеры входных данных, диапазоны и т. д.]</text:p>
      <text:p text:style-name="P4"><text:span text:style-name="T5">Ожидаемый результат:</text:span> [описание критерия проверки]</text:p>
      <text:p text:style-name="P4"><text:span text:style-name="T5">Описание процесса:</text:span> [заполняется при необходимости, указание особенностей запуска и настройки теста]</text:p>
      <text:p text:style-name="P4"/>
      <text:p text:style-name="P4"><text:span text:style-name="T3">Tест для </text:span><text:span text:style-name="T4">(</text:span><text:span text:style-name="T3">m</text:span><text:span text:style-name="T4">, positive)</text:span><text:span text:style-name="T3">:</text:span></text:p>
      <text:p text:style-name="P4">Цель: Проверить ставится ли курсор в нужное место.</text:p>
      <text:p text:style-name="P4">Тип: Позитивный</text:p>
      <text:p text:style-name="P4">Входные данные: m(txt, 0, 0);</text:p>
      <text:p text:style-name="P4">Hello world1</text:p>
      <text:p text:style-name="P4">Hello world2</text:p>
      <text:p text:style-name="P4">Hello world3</text:p>
      <text:p text:style-name="P4"/>
      <text:p text:style-name="P4">Ожидаемый результат: </text:p>
      <text:p text:style-name="P4">|Hello world1</text:p>
      <text:p text:style-name="P4">Hello world2</text:p>
      <text:p text:style-name="P4">Hello world3</text:p>
      <text:p text:style-name="P4"><text:span text:style-name="T3">T</text:span><text:span text:style-name="T7">ест для </text:span><text:span text:style-name="T8">(</text:span><text:span text:style-name="T3">m</text:span><text:span text:style-name="T4">, negative)</text:span><text:span text:style-name="T7">.</text:span></text:p>
      <text:p text:style-name="P4">Цель: Проверка, при кол-ве позиций больше, чем в строке.</text:p>
      <text:p text:style-name="P4">Тип: негативный</text:p>
      <text:p text:style-name="P4">Входные данные: m(txt, 2, 100);</text:p>
      <text:p text:style-name="P4">Hello world1</text:p>
      <text:p text:style-name="P4">Hello world2</text:p>
      <text:p text:style-name="P4">Hello world3</text:p>
      <text:p text:style-name="P3"/>
      <text:p text:style-name="P4">Ожидаемый результат:</text:p>
      <text:p text:style-name="P4">Hello world1</text:p>
      <text:p text:style-name="P4">Hello world2</text:p>
      <text:p text:style-name="P4">Hello world3|</text:p>
      <text:p text:style-name="P3"/>
      <text:p text:style-name="P3"/>
      <text:p text:style-name="P4"><text:span text:style-name="T3">T</text:span><text:span text:style-name="T7">ест</text:span><text:span text:style-name="T3"> </text:span><text:span text:style-name="T7">для</text:span><text:span text:style-name="T3"> (m, negative2)</text:span></text:p>
      <text:p text:style-name="P4">Цель: Проверка, при кол-ве позиций меньше, чем в строке.</text:p>
      <text:p text:style-name="P4">Тип: негативный</text:p>
      <text:p text:style-name="P4">Входные данные: m(txt, 2, -100);</text:p>
      <text:p text:style-name="P4">Hello world1</text:p>
      <text:p text:style-name="P4">Hello world2</text:p>
      <text:p text:style-name="P4">Hello world3</text:p>
      <text:p text:style-name="P3"/>
      <text:p text:style-name="P4">Ожидаемый результат: </text:p>
      <text:p text:style-name="P4"><text:soft-page-break/>Hello world1</text:p>
      <text:p text:style-name="P4">Hello world2</text:p>
      <text:p text:style-name="P4">Hello world3</text:p>
      <text:p text:style-name="P3"/>
      <text:p text:style-name="P4"><text:span text:style-name="T3">T</text:span><text:span text:style-name="T7">ест для <text:s/>(m, negative3)</text:span></text:p>
      <text:p text:style-name="P4">Цель: Проверка, при кол-ве строк больше, чем в файле;.</text:p>
      <text:p text:style-name="P4">Тип: негативный</text:p>
      <text:p text:style-name="P4">Входные данные: m(txt, 100, 100);</text:p>
      <text:p text:style-name="P4">Hello world1</text:p>
      <text:p text:style-name="P4">Hello world2</text:p>
      <text:p text:style-name="P4">Hello world3</text:p>
      <text:p text:style-name="P4"/>
      <text:p text:style-name="P4">Ожидаемый результат: </text:p>
      <text:p text:style-name="P4">Hello world1</text:p>
      <text:p text:style-name="P4">Hello world2</text:p>
      <text:p text:style-name="P4">Hello world3</text:p>
      <text:p text:style-name="P3"/>
      <text:p text:style-name="P4"><text:span text:style-name="T3">Tест для (save, lines)</text:span></text:p>
      <text:p text:style-name="P4">Цель: Проверка, если файл не пустой</text:p>
      <text:p text:style-name="P4">Тип: позитивный</text:p>
      <text:p text:style-name="P4">Входные данные: </text:p>
      <text:p text:style-name="P4">Hello world1\n</text:p>
      <text:p text:style-name="P4">Hello world2\n</text:p>
      <text:p text:style-name="P4">Hello world3\n</text:p>
      <text:p text:style-name="P4"/>
      <text:p text:style-name="P4">Ожидаемый результат: кол-во решений 0</text:p>
      <text:p text:style-name="P4">Hello world1\n</text:p>
      <text:p text:style-name="P4">Hello world2\n</text:p>
      <text:p text:style-name="P4">Hello world3\n</text:p>
      <text:p text:style-name="P4"><text:span text:style-name="T3">Tест для (save, empty_file)</text:span></text:p>
      <text:p text:style-name="P4">Цель: Проверка, если файл пустой</text:p>
      <text:p text:style-name="P4">Тип: негативный</text:p>
      <text:p text:style-name="P4">Входные данные: пустой файл</text:p>
      <text:p text:style-name="P4">Ожидаемый результат: <text:s/>пустой файл </text:p>
      <text:p text:style-name="P4"/>
      <text:p text:style-name="P4"><text:span text:style-name="T3">Tест для (mwef, normal)</text:span></text:p>
      <text:p text:style-name="P4">Цель: Проверка, переноса курсора в конец слова</text:p>
      <text:p text:style-name="P4">Тип: позитивный</text:p>
      <text:p text:style-name="P4">Входные данные: m(txt, 2, 3);mwef(txt);</text:p>
      <text:p text:style-name="P4">Hello world1</text:p>
      <text:p text:style-name="P4">Hello world2</text:p>
      <text:p text:style-name="P4">Hello world3</text:p>
      <text:p text:style-name="P4"/>
      <text:p text:style-name="P4">Ожидаемый результат: </text:p>
      <text:p text:style-name="P4">Hello world1</text:p>
      <text:p text:style-name="P4">Hello world2</text:p>
      <text:p text:style-name="P4">Hello| world3</text:p>
      <text:p text:style-name="P3"/>
      <text:p text:style-name="P4"><text:span text:style-name="T3">T</text:span><text:span text:style-name="T7">ест</text:span><text:span text:style-name="T3"> </text:span><text:span text:style-name="T7">для</text:span><text:span text:style-name="T3"> (mwef, normal2)</text:span></text:p>
      <text:p text:style-name="P4"><text:soft-page-break/>Цель: Проверка, переноса курсора, если это последнее слово в файле.</text:p>
      <text:p text:style-name="P4">Тип: позитивный</text:p>
      <text:p text:style-name="P4"/>
      <text:p text:style-name="P4">Входные данные: m(txt, 2, 7);mwef(txt);</text:p>
      <text:p text:style-name="P4">Hello world1</text:p>
      <text:p text:style-name="P4">Hello world2</text:p>
      <text:p text:style-name="P4">Hello world3</text:p>
      <text:p text:style-name="P4"/>
      <text:p text:style-name="P4"/>
      <text:p text:style-name="P4">Ожидаемый результат: </text:p>
      <text:p text:style-name="P4"/>
      <text:p text:style-name="P4">Hello world1</text:p>
      <text:p text:style-name="P4">Hello world2</text:p>
      <text:p text:style-name="P4">Hello world3|</text:p>
      <text:p text:style-name="P4"/>
      <text:p text:style-name="P4"><text:span text:style-name="T3">T</text:span><text:span text:style-name="T7">ест для (rn, normal)</text:span></text:p>
      <text:p text:style-name="P4">Цель: Проверка, удаления строки</text:p>
      <text:p text:style-name="P4">Тип: позитивный</text:p>
      <text:p text:style-name="P4"/>
      <text:p text:style-name="P4">Входные данные: rn(txt, 2);</text:p>
      <text:p text:style-name="P4">Hello world1</text:p>
      <text:p text:style-name="P4">Hello world2</text:p>
      <text:p text:style-name="P4">Hello world3</text:p>
      <text:p text:style-name="P4"/>
      <text:p text:style-name="P4"/>
      <text:p text:style-name="P4">Ожидаемый результат: </text:p>
      <text:p text:style-name="P4"/>
      <text:p text:style-name="P4">Hello world1</text:p>
      <text:p text:style-name="P4">Hello world2</text:p>
      <text:p text:style-name="P4"/>
      <text:p text:style-name="P4"/>
      <text:p text:style-name="P4"><text:span text:style-name="T3">T</text:span><text:span text:style-name="T7">ест для (rn, negative)</text:span></text:p>
      <text:p text:style-name="P4">Цель: Проверка, если введено больше строк, чем есть в тексте</text:p>
      <text:p text:style-name="P4">Тип: негативный</text:p>
      <text:p text:style-name="P4"/>
      <text:p text:style-name="P4">Входные данные: rn(txt, 100);</text:p>
      <text:p text:style-name="P4">Hello world1</text:p>
      <text:p text:style-name="P4">Hello world2</text:p>
      <text:p text:style-name="P4">Hello world3</text:p>
      <text:p text:style-name="P4"/>
      <text:p text:style-name="P4"/>
      <text:p text:style-name="P4">Ожидаемый результат: </text:p>
      <text:p text:style-name="P4"/>
      <text:p text:style-name="P4">Hello world1</text:p>
      <text:p text:style-name="P3">Hello world2</text:p>
      <text:p text:style-name="P3">Hello world3</text:p>
      <text:p text:style-name="P3"/>
      <text:p text:style-name="P3"/>
      <text:p text:style-name="P4"><text:span text:style-name="T3">T</text:span><text:span text:style-name="T7">ест</text:span><text:span text:style-name="T3"> </text:span><text:span text:style-name="T7">для</text:span><text:span text:style-name="T3"> (rn, negative2)</text:span></text:p>
      <text:p text:style-name="P4"><text:soft-page-break/>Цель: Проверка, если введено меньше строк, чем есть в тексте</text:p>
      <text:p text:style-name="P4">Тип: негативный</text:p>
      <text:p text:style-name="P4"/>
      <text:p text:style-name="P4">Входные данные: rn(txt, -100);</text:p>
      <text:p text:style-name="P4">Hello world1</text:p>
      <text:p text:style-name="P4">Hello world2</text:p>
      <text:p text:style-name="P4">Hello world3</text:p>
      <text:p text:style-name="P4"/>
      <text:p text:style-name="P4"/>
      <text:p text:style-name="P4">Ожидаемый результат: </text:p>
      <text:p text:style-name="P4"/>
      <text:p text:style-name="P4">Hello world1</text:p>
      <text:p text:style-name="P4">Hello world2</text:p>
      <text:p text:style-name="P4">Hello world3</text:p>
      <text:p text:style-name="P4"/>
      <text:p text:style-name="P4"/>
      <text:p text:style-name="P4"/>
      <text:p text:style-name="P4"><text:span text:style-name="T3">T</text:span><text:span text:style-name="T7">ест</text:span><text:span text:style-name="T3"> </text:span><text:span text:style-name="T7">для</text:span><text:span text:style-name="T3"> (show_first, normal)</text:span></text:p>
      <text:p text:style-name="P4">Цель: Проверка, выводятся ли первые слова текста</text:p>
      <text:p text:style-name="P4">Тип: позитивный</text:p>
      <text:p text:style-name="P4"/>
      <text:p text:style-name="P4">Входные данные: </text:p>
      <text:p text:style-name="P4">Hello world1</text:p>
      <text:p text:style-name="P4">Hello world2</text:p>
      <text:p text:style-name="P4">Hello world3</text:p>
      <text:p text:style-name="P4"/>
      <text:p text:style-name="P4"/>
      <text:p text:style-name="P4">Ожидаемый результат: </text:p>
      <text:p text:style-name="P4"/>
      <text:p text:style-name="P4">Hello </text:p>
      <text:p text:style-name="P4">Hello </text:p>
      <text:p text:style-name="P4">Hello </text:p>
      <text:p text:style-name="P4"/>
      <text:p text:style-name="P4"><text:span text:style-name="T3">T</text:span><text:span text:style-name="T7">ест</text:span><text:span text:style-name="T3"> </text:span><text:span text:style-name="T7">для</text:span><text:span text:style-name="T3"> (show_first, negative)</text:span></text:p>
      <text:p text:style-name="P4">Цель: Проверка, выводятся ли первые слова текста</text:p>
      <text:p text:style-name="P4">Тип: негативный</text:p>
      <text:p text:style-name="P4"/>
      <text:p text:style-name="P4">Входные данные: </text:p>
      <text:p text:style-name="P4">Пустые строки</text:p>
      <text:p text:style-name="P4"/>
      <text:p text:style-name="P4">Ожидаемый результат: </text:p>
      <text:p text:style-name="P4"/>
      <text:p text:style-name="P4">Пустые строки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Heading_20_2" style:display-name="Heading 2" style:family="paragraph" style:parent-style-name="Заголовок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7T12:39:05.187652375</meta:creation-date>
    <dc:date>2021-05-17T12:52:52.501088538</dc:date>
    <meta:editing-duration>PT13M47S</meta:editing-duration>
    <meta:editing-cycles>2</meta:editing-cycles>
    <meta:generator>LibreOffice/7.0.5.2$Linux_X86_64 LibreOffice_project/00$Build-2</meta:generator>
    <meta:document-statistic meta:table-count="0" meta:image-count="0" meta:object-count="0" meta:page-count="4" meta:paragraph-count="140" meta:word-count="432" meta:character-count="2936" meta:non-whitespace-character-count="2625"/>
  </office:meta>
</office:document-meta>
</file>